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colum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Competidor</text:p>
          </table:table-cell>
        </table:table-row>
        <table:table-row>
          <table:table-cell table:style-name="Tabla1.A2" office:value-type="string">
            <text:p text:style-name="Table_20_Contents">-posicion : int</text:p>
            <text:p text:style-name="Table_20_Contents">-identificador : char</text:p>
          </table:table-cell>
        </table:table-row>
        <table:table-row>
          <table:table-cell table:style-name="Tabla1.A2" office:value-type="string">
            <text:p text:style-name="Table_20_Contents">+obtenerPosicion() : int</text:p>
            <text:p text:style-name="Table_20_Contents">+establecerIdentificador(nuevaIdentificacion) </text:p>
            <text:p text:style-name="Table_20_Contents">+obtenerIdentificador() : char</text:p>
            <text:p text:style-name="Table_20_Contents">+mover(nuevaPosicion : int)</text:p>
          </table:table-cell>
        </table:table-row>
      </table:table>
      <text:p text:style-name="Standard"/>
      <text:p text:style-name="Standard">mover(nuevaPosicion : int)</text:p>
      <text:p text:style-name="Standard"><text:tab/>si nuevaPosicion &lt;=0</text:p>
      <text:p text:style-name="Standard"><text:tab/><text:tab/>posicion &lt;- 1</text:p>
      <text:p text:style-name="Standard"><text:tab/>si no si nuevaPosicion &gt; 0 y nuevaPosicion &lt; META</text:p>
      <text:p text:style-name="Standard"><text:tab/><text:tab/>posicion &lt;- nuevaPosicion</text:p>
      <text:p text:style-name="Standard"><text:tab/>si no</text:p>
      <text:p text:style-name="Standard"><text:tab/><text:tab/>mostrar error</text:p>
      <text:p text:style-name="Standard"/>
      <text:p text:style-name="Standard">obtenerPosicion() : int</text:p>
      <text:p text:style-name="Standard"><text:tab/>devolver posicion</text:p>
      <text:p text:style-name="Standard"/>
      <text:p text:style-name="Standard">establecerIdentificador(nuevoIdentificador : char)</text:p>
      <text:p text:style-name="Standard"><text:tab/>identificador &lt;-nuevoIdentificador</text:p>
      <text:p text:style-name="Standard"/>
      <text:p text:style-name="Standard">obtenerIdentificador() : char</text:p>
      <text:p text:style-name="Standard"><text:tab/>devolverIdentificador</text:p>
      <text:p text:style-name="Standard"/>
      <text:p text:style-name="Standard"><text:tab/><text:tab/>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Tortuga </text:p>
          </table:table-cell>
        </table:table-row>
        <table:table-row>
          <table:table-cell table:style-name="Tabla2.A2" office:value-type="string">
            <text:p text:style-name="Table_20_Contents">+mover()</text:p>
          </table:table-cell>
        </table:table-row>
      </table:table>
      <text:p text:style-name="Standard"/>
      <text:p text:style-name="Standard">Mover()</text:p>
      <text:p text:style-name="Standard"><text:tab/>int movimiento &lt;- 0</text:p>
      <text:p text:style-name="Standard"><text:tab/>aleartorio &lt;- numero aleartorio</text:p>
      <text:p text:style-name="Standard"><text:tab/>si aleartorio &lt;= 5</text:p>
      <text:p text:style-name="Standard"><text:tab/><text:tab/>movimiento &lt;- 3</text:p>
      <text:p text:style-name="Standard"><text:tab/>si no si aleartorio &lt;= 7</text:p>
      <text:p text:style-name="Standard"><text:tab/><text:tab/>movimiento &lt;- -6</text:p>
      <text:p text:style-name="Standard"><text:tab/>si no</text:p>
      <text:p text:style-name="Standard"><text:tab/><text:tab/>movimiento &lt;- 1</text:p>
      <text:p text:style-name="Standard"><text:tab/>nuevaPosicion &lt;- Competidor obtenerPosicion + movimiento</text:p>
      <text:p text:style-name="Standard"><text:tab/>Competidor mover( nuevaPosicion)</text:p>
      <text:p text:style-name="Standard"><text:tab/> <text:s text:c="5"/>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Liebre</text:p>
          </table:table-cell>
        </table:table-row>
        <table:table-row>
          <table:table-cell table:style-name="Tabla3.A2" office:value-type="string">
            <text:p text:style-name="Table_20_Contents">+mover(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Mover()</text:p>
      <text:p text:style-name="Standard"><text:tab/>int movimiento &lt;- 0</text:p>
      <text:p text:style-name="Standard"><text:tab/>aleartorio &lt;- numero aleartorio</text:p>
      <text:p text:style-name="Standard"><text:tab/>si aleartorio &lt;= 2</text:p>
      <text:p text:style-name="Standard"><text:tab/><text:tab/>movimiento &lt;- 0</text:p>
      <text:p text:style-name="Standard"><text:tab/>si no si aleartorio &lt;= 4</text:p>
      <text:p text:style-name="Standard"><text:tab/><text:tab/>movimiento &lt;- 9</text:p>
      <text:p text:style-name="Standard"><text:tab/>si no si aleartorio &lt;= 5</text:p>
      <text:p text:style-name="Standard"><text:tab/><text:tab/>movimiento &lt;- -12</text:p>
      <text:p text:style-name="Standard"><text:tab/>si no si aleartorio &lt;= 8</text:p>
      <text:p text:style-name="Standard"><text:tab/><text:tab/>movimiento &lt;- 1</text:p>
      <text:p text:style-name="Standard"><text:tab/>si no</text:p>
      <text:p text:style-name="Standard"><text:tab/><text:tab/>movimiento &lt;-2</text:p>
      <text:p text:style-name="Standard"><text:tab/>nuevaPosicion &lt;- Competidor obtenerPosicion + movimiento</text:p>
      <text:p text:style-name="Standard"><text:tab/>Competidor mover( nuevaPosicion)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Competicion</text:p>
          </table:table-cell>
        </table:table-row>
        <table:table-row>
          <table:table-cell table:style-name="Tabla4.A2" office:value-type="string">
            <text:p text:style-name="Table_20_Contents">-competidores : vector competidor *</text:p>
          </table:table-cell>
        </table:table-row>
        <table:table-row>
          <table:table-cell table:style-name="Tabla4.A2" office:value-type="string">
            <text:p text:style-name="Table_20_Contents">+establecerCompetidor(nuevoCompetidor : competidor *) </text:p>
            <text:p text:style-name="Table_20_Contents">+obtenerCompetidor( indice : int) : competidor *</text:p>
            <text:p text:style-name="Table_20_Contents">+moverCompetidores() <text:s/></text:p>
            <text:p text:style-name="Table_20_Contents">+mostrar() </text:p>
          </table:table-cell>
        </table:table-row>
      </table:table>
      <text:p text:style-name="Standard"/>
      <text:p text:style-name="Standard">establecerCompetidor(nuevoCompetidor : competidor *)</text:p>
      <text:p text:style-name="Standard"><text:tab/>nuevo competidor &lt;- nuevoCompetidor</text:p>
      <text:p text:style-name="Standard"/>
      <text:p text:style-name="Standard">obtenerCompetidor(indice : int ) : competidor *</text:p>
      <text:p text:style-name="Standard"><text:tab/>devolver competidor[indice]</text:p>
      <text:p text:style-name="Standard"/>
      <text:p text:style-name="Standard">moverCompetidores()</text:p>
      <text:p text:style-name="Standard"><text:tab/>para cada competidor</text:p>
      <text:p text:style-name="Standard"><text:tab/><text:tab/>competidor mover</text:p>
      <text:p text:style-name="Standard"/>
      <text:p text:style-name="Standard">mostrar()</text:p>
      <text:p text:style-name="Standard"><text:tab/>para cada competidor</text:p>
      <text:p text:style-name="Standard"><text:tab/><text:tab/>int contador = 1</text:p>
      <text:p text:style-name="Standard"><text:tab/><text:tab/>mientras contador &lt;= META</text:p>
      <text:p text:style-name="Standard"><text:tab/><text:tab/><text:tab/>si contador = competidor obtenerPosicion</text:p>
      <text:p text:style-name="Standard"><text:tab/><text:tab/><text:tab/><text:tab/>mostrar competidor.obtenerIdentificador</text:p>
      <text:p text:style-name="Standard"><text:tab/><text:tab/><text:tab/>si no</text:p>
      <text:p text:style-name="Standard"><text:tab/><text:tab/><text:tab/><text:tab/>mostrar espacio en blanco</text:p>
      <text:p text:style-name="Standard"><text:tab/><text:tab/><text:tab/>incrementar contador</text:p>
      <text:p text:style-name="Standard"><text:tab/><text:tab/>mostrar salto de line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23S</meta:editing-duration>
    <meta:editing-cycles>5</meta:editing-cycles>
    <meta:generator>OpenOffice/4.1.7$Win32 OpenOffice.org_project/417m1$Build-9800</meta:generator>
    <dc:date>2020-08-18T22:51:03.76</dc:date>
    <meta:document-statistic meta:table-count="4" meta:image-count="0" meta:object-count="0" meta:page-count="2" meta:paragraph-count="75" meta:word-count="229" meta:character-count="1782"/>
    <meta:user-defined meta:name="Info 1"/>
    <meta:user-defined meta:name="Info 2"/>
    <meta:user-defined meta:name="Info 3"/>
    <meta:user-defined meta:name="Info 4"/>
  </office:meta>
</office:document-meta>
</file>